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line-through-type="single"/>
    </style:style>
    <style:style style:name="P1" style:family="paragraph" style:parent-style-name="Normal">
      <style:paragraph-properties fo:text-align="center"/>
    </style:style>
  </office:automatic-styles>
  <office:body>
    <office:text>
      <text:p text:style-name="P1">Stories From Outside Your Window</text:p>
      <text:p text:style-name="P1"/>
      <text:p text:style-name="P1">Part 1: Kyuukurarin</text:p>
      <text:p text:style-name="P1">•</text:p>
      <text:p text:style-name="Normal"><text:tab/>*RIIIIIIIIIIIIIIIIIIIING* went the alarm clock, before taking a short break.</text:p>
      <text:p text:style-name="Normal"><text:tab/>“...” she, meanwhile, just looked at it.</text:p>
      <text:p text:style-name="Normal"><text:tab/>*RIIIIIIIIIIIIIIIIIIIING* it repeated, louder than before.</text:p>
      <text:p text:style-name="Normal"><text:span text:style-name="T1"><text:tab/></text:span>'<text:span text:style-name="T1">... You're always so loud,</text:span>'<text:span text:style-name="T1"> </text:span>she thought.</text:p>
      <text:p text:style-name="Normal"><text:tab/>*RIIIIIIIIIIIIIIIIIIIING* it insisted, with everything it had.</text:p>
      <text:p text:style-name="Normal"><text:span text:style-name="T1"><text:tab/></text:span>'<text:span text:style-name="T1">Always so annoying.</text:span>'</text:p>
      <text:p text:style-name="Normal"><text:tab/>*RIIIIIII-Tap* she hadn't allowed it to finish, this time. Even for her, the noise had been too much. But, there was something admirable about that alarm clock, something almost... enviable. It had not been afraid to ring with all it had, regardless of what she thought of it, and when it didn't receive the attention it wanted, it restarted louder than before instead of falling silent. Had it not been for her, it might have crescendoed until the whole world could hear it. It really was quite admirable, and in her head,'<text:span text:style-name="T1">I'm jealous,</text:span>'<text:span text:style-name="T1"> </text:span>she lied. Somewhere deep down though, she did wish she were jealous. </text:p>
      <text:p text:style-name="Normal"><text:tab/>She had been awake for a while now, and now wondered if the clock would be hurt to learn that it hadn't actually woken her up. In fact, it had also failed to make her get up. She just lied in bed, doing nothing in particular. Her eyes looked at nothing in particular either, and ever since the alarm had gone quiet, they'd simply been wandering about, leaving her alone with herself, with her thoughts. Episodes of yesternight's dreams still lingered in her mind, and she tried to relive them, to escape reality just for a little longer. Their daze, their haze hadn't completely faded yet, and she wanted to bask in them, just for a little longer. But then, sunlight pierced through the window's shutters, and spot by spot they climbed her blanket until they reached her face. They were cold. She raised her blanket up to her eyes; she didn't want anyone nor anything telling her to get up, not even the sun. </text:p>
      <text:p text:style-name="Normal"><text:tab/>“...”</text:p>
      <text:p text:style-name="Normal"><text:tab/>Today was Monday, though she didn't particularly care. She didn't really have any reason to care. '<text:span text:style-name="T1">... Ah.</text:span>'<text:span text:style-name="T1"> </text:span>No, she did have a reason, but she didn't want to think about it, not yet. Instead, for the millionth time, she decided to explore the room with her eyes. Does it really count as an exploration at this point? The ceiling was as empty as it had ever been, the mirror was barely visible, as was the wardrobe it belonged too, her backpack sat idly at her desk, so her eyes naturally gravitated towards her drawer. It was the only place the weak sunrays also rained on, and because the curtain through which they passed had tinted them, everything they touched seemed covered in a pale pink coating. The only thing that looked unchanged was the pink flower pot besides the alarm clock. The pot was empty—it had been so for a while now—but she liked to imagine that it wasn't, that in it, a heart was growing. Whether at any point the heart was strong and healthy or not, she couldn't remember, but starting somewhen it had stopped taking in water properly, it had grown bloated, soggy. '<text:span text:style-name="T1">It's a little... pathetic, poor thing.</text:span>' And maybe foolery loves company: next to it, some buds had appeared, and they had grown big, clumsily. So very clumsily. They'd become an entangled mess as they tried to reach out for their light, for her light. The light they sought, the light she sought was a certain person. It wouldn't be an exaggeration to call that person her sun-</text:p>
      <text:p text:style-name="Normal"><text:tab/>“No!” she cried, suddenly diving under her pillows.</text:p>
      <text:p text:style-name="Normal"><text:tab/>That was embarrassing. Thankfully, no one was there to read her mind. '<text:span text:style-name="T1">It's like I'm always thinking about you... In my dreams, you think about me too, sometimes.</text:span>'<text:span text:style-name="T1"> S</text:span>he didn't want to think about you, not yet.</text:p>
      <text:p text:style-name="Normal"><text:tab/>“...”</text:p>
      <text:p text:style-name="Normal"><text:tab/>What else was there to think about though?</text:p>
      <text:p text:style-name="Normal"><text:tab/>“...”</text:p>
      <text:p text:style-name="Normal"><text:tab/>Admittedly, not much. '<text:span text:style-name="T1">Let's go on another adventure,</text:span>' with her eyes, that is. The sunrays had gotten stronger, and the entire room was now fairly well illuminated. Not that there was anything new to discover. Still, it was as good a waste of time as any other. The mirror's reflection was clearly visible, and she imagined what kind of world she would find on the other side of it. Maybe in that world, she would have found the strength to get up and start doing something—anything—with her day, with herself. Maybe in that world, everything would be less cold, everything would be more lively, perhaps even the inanimate things. The alarm clock would make sure to wake her up every morning, shrieking right into her ears if it had to, and on school days like this, the familiar smell of past eight o'clock would waft in the air to rouse her up. '<text:span text:style-name="T1">The familiar smell of past eight...</text:span>'</text:p>
      <text:p text:style-name="Normal"><text:tab/>“... Of past eight...?”</text:p>
      <text:p text:style-name="Normal"><text:tab/>She had a look at the clock's hands, to be certain. No, there were no doubts about it, it was well past eight. '.<text:span text:style-name="T1">.. Oh... I'm going to be late again, aren't I?</text:span>'</text:p>
      <text:p text:style-name="Normal"><text:span text:style-name="T1"><text:tab/></text:span>The realization was kind enough to wait a few moments before hitting her.</text:p>
      <text:p text:style-name="Normal"><text:tab/>“Ah! No! I'm going to be late again!”</text:p>
      <text:p text:style-name="Normal"><text:tab/>She immediately tried rushing out of bed, but her legs got caught in the sheets, so</text:p>
      <text:p text:style-name="Normal"><text:tab/>“Wha- *Thud*” she fell to the carpet.</text:p>
      <text:p text:style-name="Normal"><text:tab/>But there was no time to complain. She got up and ran to her wardrobe, then hurriedly changed and fixed her bed hair in the mirror. Then, for a moment, she lingered there. Despite the anxiety in its eyes, she couldn't help but notice that today too, her reflection looked devoid of life. A part of her was glad of this continuity. Another, wasn't. “Fossil,” is what it thought she was becoming. She did not allow that other self to further express itself, because if it had, it would have asked questions. 'Does this world even need you?', 'Will you lie to me today?', the kind of questions she did not want to answer. So, as though running away from it, she grabbed her backpack from its chair, dashed out of her room, and rushed down into the kitchen. </text:p>
      <text:p text:style-name="Normal"><text:tab/>“Mom! I'm going! See you!”</text:p>
      <text:p text:style-name="Normal"><text:tab/>She stole a slice of bread from the table and was out of the front door before her mother could even respond. She ran all she could, but as she turned the corner, her eyes confirmed what her fears had been whispering in her ears: she was too late for the bus. And so, today too began on a sour note.</text:p>
      <text:p text:style-name="Normal"/>
      <text:p text:style-name="P1">••</text:p>
      <text:p text:style-name="Normal"><text:tab/>Spring was in full bloom outside the window. Two rows of cherry trees were blossoming, forming a bright pink corridor to greet all who entered the school. The grass they stood on was a vivid green, and the patches of dirt under the walls were covered by red and yellow flowers. The courtyard must have been very colourful too, but confirming that was beyond her current abilities: the window she was looking from—one of those in the teachers' office—only faced the entrance of the school, and as regrettably, she lacked x-ray vision, she wasn't able to see through the walls that separated her from the courtyard, in the opposite direction. But what if she did have x-ray vision and just didn't know it? Who was to say that such powers didn't exist? It was certainly worth a try,</text:p>
      <text:p text:style-name="Normal"><text:span text:style-name="T1"><text:tab/></text:span>'<text:span text:style-name="T1">...Hmm!!</text:span>' so she focused all her senses towards the wall, imagining what was beyond it.</text:p>
      <text:p text:style-name="Normal"><text:tab/>“Are you listening, young lady?” asked her homeroom teacher.</text:p>
      <text:p text:style-name="Normal"><text:tab/>“Hm!? Oh, yes, of course,” she wasn't. </text:p>
      <text:p text:style-name="Normal"><text:tab/>Her teacher sighed an exasperated sigh.</text:p>
      <text:p text:style-name="Normal"><text:tab/>“You know, things can't continue like this,” he sat down and put his glasses back on, “you're in high school now, don't forget that. You're not a kid anymore, so you need to get your act together. Your time as a student will pass by in a flash, and before you know it you'll be faced with the real world. You won't have us teachers checking up on you and helping you out forever: it's crucial that you learn to discipline yourself, and that includes keeping up with your studies and waking up early in the morning, understood?”</text:p>
      <text:p text:style-name="Normal"><text:tab/>“... Yes sir.”</text:p>
      <text:p text:style-name="Normal"><text:tab/>She wasn't lying, this time. She had understood him just fine, she just wondered whether he understood her too. As far as she knew, the only one who came close to that was currently a few floors below, sitting left of her empty seat. She wondered what you were doing, right now. Maybe some maths.</text:p>
      <text:p text:style-name="Normal"><text:tab/>“Good, make an effort to be on time starting tomorrow. Your grades have been steadily dropping for some time now, so please, do spend more time studying. If you need any help from us, just say the word, that's what we're here for.”</text:p>
      <text:p text:style-name="Normal"><text:tab/>'<text:span text:style-name="T1">Help!</text:span>'<text:span text:style-name="T1"> </text:span>she said in her mind, '<text:span text:style-name="T1">just kidding,</text:span>'<text:span text:style-name="T1"> </text:span>she then lowered her eyes and nodded with a slight smile. Her teacher smiled back and gently dismissed her before she lost any more class time. She really thought him a good person, it was just that, '<text:span text:style-name="T1">I don't think you can actually help me, can you?</text:span>'</text:p>
      <text:p text:style-name="Normal"><text:span text:style-name="T1"><text:tab/></text:span>The water from the restroom's tap was ice cold; the moment it touched her face, her heart skipped a beat. As such, it now had to drum faster to recuperate the lost tempo, *ba-dum ba-dum ba-dum ba-dum*. Or, more truthfully, maybe that was because of the anxiety getting to her. She took a deep breath, *ba-dum... ba-dum... ba-dum... ba-dum...*. She'd decided to wash her face before going to class, to wake herself up and to give herself more time. Unrecently, talking to others had come to be harder and harder, more and more tiring, and she'd found herself needing some mental preparation for it. She dried her face with her sleeves and raised her eyes, and in this different mirror, they met with the same eyes she'd ran from this morning. For all its anxiety, for all its fears, what a cold, empty stare the reflection had. Its pupils had constricted into two small points, the windows to its soul were barely wider than arrow slits; the look was more befitting of a crouching tiger than a young schoolgirl: it simply wouldn't do. So, she closed her eyes, took another deep breath, then opened them and faked a smile. '<text:span text:style-name="T1">... Not good.</text:span>' She felt she didn't get it right the first time, so she undid her smile and tried again. And again. And again. And again. Then, finally satisfied with the result, she exited the bathroom, a fake, harmless mask on her face. She didn't really have anything going for her, so she should at least get her appearance right.</text:p>
      <text:p text:style-name="Normal"><text:tab/>Going to class felt easier now, though her heart was still uneasy. Despite having a smile to protect it, it still trembled at the thought of meeting others. Things only got worse when she thought of meeting you, of being by your side. Her classroom was a fair distance away—approximately one long corridor's distance—, but it suddenly wasn't far enough away for her taste. If only an earthquake could happen right now and tear open the earth between her and her classroom's door and let loose the demons of hell, then she would have more time to calm down. Unfortunately, no such thing happened and she reached her destination without any ado. </text:p>
      <text:p text:style-name="Normal"><text:tab/>“Sigh...”</text:p>
      <text:p text:style-name="Normal"><text:tab/>She took one last deep breath before entering, </text:p>
      <text:p text:style-name="Normal"><text:tab/>“... Ah, smiling won't do,” she was very late, after all.</text:p>
      <text:p text:style-name="Normal"><text:tab/>'<text:span text:style-name="T1">Whatever.</text:span>'<text:span text:style-name="T1"> </text:span>She put her hand on the handle, and slowly, noiselessly, the door was pried open. Noiselessly, furtively, she let herself in. Her plan was simple: reach her seat and act like she'd been attending the lesson from the beginning. She glanced around: the maths teacher was writing on the blackboard, and everyone else was looking at him or was taking notes, so nobody noticed her coming in. An auspicious start to her operation. Now, she had to do her utmost to erase her own presence and become one with the wind. Except, there were no winds today. As she took her first step forward, </text:p>
      <text:p text:style-name="Normal"><text:tab/>“*Ahem* Did you perhaps think you could sneak your way into class this time?”</text:p>
      <text:p text:style-name="Normal"><text:tab/>And with that, her cover was blown, and all eyes turned her way.</text:p>
      <text:p text:style-name="Normal"><text:tab/>“Ah- ahahah... Good morning sir, sorry for being late,” she said, '<text:span text:style-name="T1">Huh?! That goblin isn't even looking, how?!</text:span>'<text:span text:style-name="T1"> she thought.</text:span> Did the teacher grow eyes on the back of his head? That possibility couldn't be discarded. Maybe it was just the nature of warfare, to develop countermeasures to your opponent's countermeasures.</text:p>
      <text:p text:style-name="Normal"><text:tab/>“Good morning to you too,” the teacher finally turned around, “I wish you'd just enter like a normal person...”</text:p>
      <text:p text:style-name="Normal"><text:tab/>“I-I'll try to do that next time.”</text:p>
      <text:p text:style-name="Normal"><text:tab/>“By all means, please do. Go take your seat now and solve these equations.”</text:p>
      <text:p text:style-name="Normal"><text:tab/>But as the girl was complying and the teacher got back to writing on the blackboard, the latter stopped dead in his tracks,</text:p>
      <text:p text:style-name="Normal"><text:tab/>“Right, I nearly forgot,” he looked at his student again, “I handed out an assignment while you were absent last time, I trust that it safely reached you and that you've completed it?”</text:p>
      <text:p text:style-name="Normal"><text:tab/>“... An assignment?”</text:p>
      <text:p text:style-name="Normal"><text:tab/>“Yes.”</text:p>
      <text:p text:style-name="Normal"><text:tab/>“...</text:p>
      <text:p text:style-name="Normal"><text:tab/>'<text:span text:style-name="T1">Shit.</text:span>'”</text:p>
      <text:p text:style-name="Normal"><text:tab/>Yes, it had safely reached her. So safely in fact that it was still safely lying on her desk at home, virtually untouched. Her first reflex was to avert her eyes, and her gaze fell to the floor. This obviously did not make a good impression on the teacher. He turned to the class representative and asked,</text:p>
      <text:p text:style-name="Normal"><text:tab/>“Naomi, I gave her sheets to you, didn't I?”</text:p>
      <text:p text:style-name="Normal"><text:tab/>“Um-” but before Naomi could answer,</text:p>
      <text:p text:style-name="Normal"><text:tab/>“I'm sorry sir! I forgot to give them to her!” you said.</text:p>
      <text:p text:style-name="Normal"><text:tab/>“... You... did?” The teacher was understandably confused. Everyone was. You were in no way involved in this. But you didn't care, you just stared the teacher dead in the eyes, and explained:</text:p>
      <text:p text:style-name="Normal"><text:tab/>“We're neighbours, she and I,” you briefly looked at the standing girl, “so I thought that it would be easier if Naomi gave me the sheets and I passed them on. But, well, I completely forgot.”</text:p>
      <text:p text:style-name="Normal"><text:tab/>Nearly every word was a lie. Naturally, the teacher wasn't convinced.</text:p>
      <text:p text:style-name="Normal"><text:tab/>“Is that true, Naomi?”</text:p>
      <text:p text:style-name="Normal"><text:tab/>“Ah, um...” your eyes must have said 'Please.' as they turned to poor Naomi, “... um, yes, it went something like that.”</text:p>
      <text:p text:style-name="Normal"><text:tab/>“Sigh... I see, I understand. I guess I'll let you off the hook then, young lady, just hand it in next class. You may take your seat; let's resume now.”</text:p>
      <text:p text:style-name="Normal"><text:tab/>This entire time, the young lady in question had been frozen in place. It wasn't until she was told to that she finally moved, and her heart started pounding when she finally sat down, to your right.</text:p>
      <text:p text:style-name="Normal"><text:tab/>'<text:span text:style-name="T1">Why did you do that?</text:span>' or '<text:span text:style-name="T1">Thank you for helping me</text:span>' or '<text:span text:style-name="T1">You're always so kind</text:span>', those are all things she wanted to say, but she couldn't even bring herself to look at you, let alone speak out. Of course she couldn't. </text:p>
      <text:p text:style-name="Normal"><text:tab/>“You alright?” you asked.</text:p>
      <text:p text:style-name="Normal"><text:tab/>“... Hm,” she nodded.</text:p>
      <text:p text:style-name="Normal"><text:tab/>She wouldn't find the courage to say anything else, for the rest of the day. Of course she couldn't. How could she bring herself to lie to you, after what you've done? '<text:span text:style-name="T1">My heart, you stole it, but I don't want you to see that I'm empty inside now. I don't want you to hate me. Please, don't hate me.</text:span>' It was only much later, when the bell rung its last and classes ended, that the two of you would exchange a simple “See you tomorrow.” Tomorrow, she would be able to lie to you like usual, to talk to you like always. Whatever happened until then, until the two of you would meet again, did not much matter to her.</text:p>
      <text:p text:style-name="Normal"/>
      <text:p text:style-name="P1">•••</text:p>
      <text:p text:style-name="Normal"><text:tab/>Perhaps because the sun had yet to rise, or perhaps because it was tucked behind some big cloud in the sky, her room was dark this morning. It wasn't a bad thing, though. It was a gentle, peaceful kind of darkness. It was a parting gift from the night, one that had inherited its cosiness, one in which solitude didn't feel lonely. Outside, it was raining. As for her, she was comfortably wrapped in her blankets, quietly listening to the raindrops fall. Rain used to be her favourite lullaby when she was little, and she used to go out of her way to stay awake to listen to it for longer. She's long stopped doing that now, but she still liked listening to its sound—she found it soothing, relaxing. </text:p>
      <text:p text:style-name="Normal"><text:tab/>It was still very early, and her alarm clock had yet to ring. She'd been awake for a while now, and as strange as this was, she kind of wanted to get up, this morning. Dawn light might soon come, and she'd imagined herself greeting it with a cup of hot chocolate in hand, from behind her window, from behind the rain. It didn't sound like a bad idea. So, with the intention of making it reality, she abruptly pushed her blankets aside, and then just as abruptly pulled them back to herself. It was cold, in this room. <text:span text:style-name="T1">“... Hot chocolate.”</text:span> <text:span text:style-name="T2">But she did like sweet things. So she tried again. This time, she first pulled the blankets down to her chest, then to her waist, and only then put them aside again, giving time to her body to get used to the temperature. From there the plan was simple: she would sit up, get up and go make herself a mug-ful of warm sweetness in the kitchen. The only problem was that plans never survive contact with reality. As soon as she sat up at the edge of the bed, an overwhelming wave of sleepiness came over her, and it was all she could do to stay awake. For a while, she simply stayed like that, sitting still at the edge of her bed. At some point, her alarm rang, but before she knew it her hand had reached out and had tapped it silent. Then, like a plushie that wasn't sitting properly, she fell on her side and plopped back into bed</text:span>. It was a difficult thing, getting up in the morning.</text:p>
      <text:p text:style-name="Normal"><text:tab/>Barely conscious, she could only vaguely feel the cold flow of the air on her skin and the equally cold flow of time in this room.</text:p>
      <text:p text:style-name="Normal"><text:tab/>“...”</text:p>
      <text:p text:style-name="Normal"><text:tab/>It must have known that she was struggling to even just stay awake, and yet Time showed no sign of stopping. Was its mission of ticking and tocking on and on forever really that important? </text:p>
      <text:p text:style-name="Normal"><text:tab/>“...”</text:p>
      <text:p text:style-name="Normal"><text:tab/>What o'clock was it, actually? She'd closed her eyes a while back, so she didn't know. She just hoped that her idea of having a cup of hot chocolate hadn't... died, to the passage of time. When she woke up again, would she have to leave for school right away? In all likelihood, yes. Her chest tightened, she clenched her fists at the thought; regret was slowly creeping into her heart. In her head, this was yet another failure, it was the addition of one more item to an already very long list. <text:span text:style-name="T1">“Why am I such a good-for-nothing,” </text:span>she thought, but as she was regaining her awareness, she came to realize that the rain was knocking at her window, and she started listening to its sound again. It was soothing. It reminded her of her childhood, it reminded her of when she'd hidden gummy bears in bed for her future self to eat at night. It reminded her that it was okay to be kind to oneself. </text:p>
      <text:p text:style-name="Normal"><text:tab/>“Sorry...” she said to herself, “... thank you,” she said to the rain.</text:p>
      <text:p text:style-name="Normal"><text:tab/>No one had said that it was too late yet, she still hadn't opened her eyes. At the same time though, the odds did not feel in her favour, and looking at the clock could mean a rude awakening, as she feared. Maybe things were better left in ambiguity. Maybe it was better to just not look. So long as she didn't have an answer, there was still hope, and hope... Hope was good enough. </text:p>
      <text:p text:style-name="Normal"><text:tab/>“...”</text:p>
      <text:p text:style-name="Normal"><text:tab/>Was it really?</text:p>
      <text:p text:style-name="Normal"><text:tab/>Sometimes the truth, the reality of things was scary, and to be kind to oneself meant to not face it.</text:p>
      <text:p text:style-name="Normal"><text:tab/>“...”</text:p>
      <text:p text:style-name="Normal"><text:tab/>Was that truly kindness?</text:p>
      <text:p text:style-name="Normal"><text:tab/>“Ahh!!”</text:p>
      <text:p text:style-name="Normal"><text:tab/>It was far too early for these kind of philosophical topics, so she tried chasing them away by vigorously shaking her head. </text:p>
      <text:p text:style-name="Normal"><text:tab/>“Mmmmh!!”</text:p>
      <text:p text:style-name="Normal"><text:tab/>However, seeing as that didn't work, she tried evading the problem by rolling from side to side on her bed instead. </text:p>
      <text:p text:style-name="Normal"><text:tab/>“Hm! Hmm! Hmmm!”</text:p>
      <text:p text:style-name="Normal"><text:tab/>And, as the distance she covered increased with each roll, </text:p>
      <text:p text:style-name="Normal"><text:tab/>“Hm—ah- guh!”</text:p>
      <text:p text:style-name="Normal"><text:tab/>At one point she fell out of her bed. </text:p>
      <text:p text:style-name="Normal"><text:tab/>“... Idiot...” she mumbled, correctly assessing herself. Then, from the carpet she lied on, she mustered her courage, raised her head and looked at the clock. Sure enough, she had to go to school. </text:p>
      <text:p text:style-name="Normal"><text:tab/>“Sigh...”</text:p>
      <text:p text:style-name="Normal"><text:tab/>But deep down, she was very happy with herself for facing reality, and a smug expression involuntarily formed on her face.</text:p>
      <text:p text:style-name="Normal"><text:tab/>“I guess it can't be helped, I'll make myself a cup of hot chocolate as a reward,” for maybe that was true kindness.</text:p>
      <text:p text:style-name="Normal"/>
      <text:p text:style-name="P1">••••</text:p>
      <text:p text:style-name="Normal"><text:tab/>What does it take to have a good time? To her, those moments were rare, so she wanted to understand them, to know how they differed from everyday life so that hopefully, she could have good times more often. The rain had grown so light by now, the heavens seemed to just be watering the earth. The sea of clouds that had burgeoned before dawn was at last opening up, unveiling patches of clear blue sky and allowing rays of sunlight to rain down with the droplets. <text:span text:style-name="T1">“A weather I like.”</text:span> On her desk, a faint trail of steam rose from her favourite mug as it patiently waited for her to pick it up again; was it perhaps signalling that it wanted to see the morning world from the window too? <text:span text:style-name="T1">“A drink I like.”</text:span> With the curtains open and the light beginning to pour into her room, the grey tone that had reigned since morning was giving way to brighter colours, and the walls, the desk, the chair, even herself, everything looked warmer for it. That might explain why the girl in the mirror appeared livelier than usual today. <text:span text:style-name="T1">“A me I don't dislike.” </text:span>Those were the ingredients she'd identified as necessary for a good time, so far. She would be a bit late for school, today, but she was in no rush. The strange phenomenon occurring right now was more important than that: for once, she was feeling at peace with herself. <text:span text:style-name="T1">“I wonder why.” </text:span>As the skies opened up further and the sun rose in them, its rays reached her drawer and everything on it: for a single moment, between the alarm clock and the pink flower pot, small sparkles of light came to life. What had she forgotten there, she asked herself as she went to take a look. <text:span text:style-name="T1">“Oh, my hairpins.” </text:span>She'd been exceptionally late yesterday and had only haphazardly put them on, but things were different today. She took one in her palm and examined it; there were six of them in total, the one in her hand had a cherry blossom flower as ornament, as did two others; the last three had equally bright pink butterfly wings on them. She liked to think that they added a nice colour to her otherwise colourless personality. <text:span text:style-name="T1">“Colourless personality...”</text:span></text:p>
      <text:p text:style-name="Normal"><text:tab/>“Sigh...” a slight frown of disapproval appeared on her face, <text:span text:style-name="T1">“thinking like that is a bad habit to have, isn't it?”</text:span></text:p>
      <text:p text:style-name="Normal"><text:span text:style-name="T1"><text:tab/></text:span>Regardless of inner palette, she liked these hairpins, so she carefully arrayed them in the mirror, the cherry blossoms on the left and the butterflies on the right. Then, as she took a good look at herself again, she couldn't help but smile:</text:p>
      <text:p text:style-name="Normal"><text:tab/>“I really don't dislike you, today.”</text:p>
      <text:p text:style-name="Normal"><text:tab/>A few minutes later, she left on her way to school, having completely forgotten to worry about putting up a front for others. Who could blame her? The day was a good one, after all. What's more, since it was a little—<text:span text:style-name="T1">“I promise, just a tiny little”</text:span>—past rush hour, the side-walks were empty, meaning there were no 'others' to remind her of it. In fact, it had hardly crossed her mind that she would be meeting other people. So of course it came as a surprise when, having turned the corner, the first person she saw was <text:span text:style-name="T1">him</text:span>, sitting at the bus stop.</text:p>
      <text:p text:style-name="Normal"><text:tab/>Thinking about it, the two of them were neighbours, and the only reason they didn't see each other every morning was that she had her own time zone she lived in, and it happened to not align with her zone's time zone. That, and because she actively avoided him in the morning. After all, for the first hours of its day, her heart was naked, so she was at her most vulnerable, her most likely to reveal her true self. </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